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2-title">
      <style:graphic-properties draw:auto-grow-height="true" fo:min-height="2.5cm"/>
      <style:paragraph-properties style:writing-mode="lr-tb"/>
    </style:style>
    <style:style style:name="pr8" style:family="presentation" style:parent-style-name="Forestbird2-outline1">
      <style:graphic-properties fo:min-height="12cm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3-title">
      <style:graphic-properties draw:auto-grow-height="true" fo:min-height="2.5cm"/>
      <style:paragraph-properties style:writing-mode="lr-tb"/>
    </style:style>
    <style:style style:name="pr11" style:family="presentation" style:parent-style-name="Forestbird3-outline1">
      <style:graphic-properties fo:min-height="12cm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3cm" fo:margin-bottom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Trenton’s airplane plans</text:p>
          </draw:text-box>
        </draw:frame>
        <draw:frame presentation:style-name="pr2" draw:text-style-name="P1" draw:layer="layout" svg:width="25cm" svg:height="9.5cm" svg:x="1.5cm" svg:y="3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Plane Controllers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Pitch up/down</text:p>
                <text:list>
                  <text:list-item>
                    <text:p>Eyebrow state: Up / Down </text:p>
                  </text:list-item>
                </text:list>
              </text:list-item>
              <text:list-item>
                <text:p>Bank left/right</text:p>
                <text:list>
                  <text:list-item>
                    <text:p text:style-name="P3">Eyebrow state: Left / Right </text:p>
                  </text:list-item>
                </text:list>
              </text:list-item>
              <text:list-item>
                <text:p>Altitude hold (done)</text:p>
                <text:list>
                  <text:list-item>
                    <text:p>Eyebrow state: Neutral / Left / Right</text:p>
                  </text:list-item>
                </text:list>
                <text:p/>
              </text:list-item>
              <text:list-item>
                <text:p>Start With simple PID</text:p>
                <text:list>
                  <text:list-item>
                    <text:p>Improve with genetic alg, reinforcement learning, machine learning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ROS</text:p>
          </draw:text-box>
        </draw:frame>
        <draw:frame presentation:style-name="pr8" draw:layer="layout" svg:width="25cm" svg:height="9cm" svg:x="1.5cm" svg:y="3.5cm" presentation:class="outline">
          <draw:text-box>
            <text:list text:style-name="L2">
              <text:list-item>
                <text:p>Custom Messages</text:p>
                <text:list>
                  <text:list-item>
                    <text:p>Turn controllers On / Off</text:p>
                  </text:list-item>
                  <text:list-item>
                    <text:p>Change controller set-points</text:p>
                  </text:list-item>
                </text:list>
              </text:list-item>
              <text:list-item>
                <text:p>Action Server</text:p>
                <text:list>
                  <text:list-item>
                    <text:p>Send actions using custom messages to the controller n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If I have more time / spring term</text:p>
          </draw:text-box>
        </draw:frame>
        <draw:frame presentation:style-name="pr11" draw:layer="layout" svg:width="25cm" svg:height="9cm" svg:x="1.5cm" svg:y="3.5cm" presentation:class="outline">
          <draw:text-box>
            <text:list text:style-name="L2">
              <text:list-item>
                <text:p>Obstacle avoidance</text:p>
                <text:list>
                  <text:list-item>
                    <text:p>Stereo camera depth perception</text:p>
                  </text:list-item>
                </text:list>
              </text:list-item>
              <text:list-item>
                <text:p>“Path finding”</text:p>
                <text:list>
                  <text:list-item>
                    <text:p>GPS and IMU 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07:03:24.747910792</meta:creation-date>
    <meta:editing-duration>PT32M20S</meta:editing-duration>
    <meta:editing-cycles>7</meta:editing-cycles>
    <meta:generator>LibreOffice/7.4.3.2$Linux_X86_64 LibreOffice_project/40$Build-2</meta:generator>
    <dc:title>Forestbird</dc:title>
    <dc:date>2023-01-17T07:45:57.723182273</dc:date>
    <meta:document-statistic meta:object-count="279"/>
  </office:meta>
</office:document-meta>
</file>